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#FFFF00"/>
    </style:style>
    <style:style style:name="ce4" style:family="table-cell" style:parent-style-name="Comma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5" style:family="table-cell" style:parent-style-name="Comma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38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ksesoris_po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53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ksesoris_id</text:p>
          </table:table-cell>
          <table:table-cell office:value-type="string" table:style-name="ce2">
            <text:p>tgl_masuk_akse</text:p>
          </table:table-cell>
          <table:table-cell office:value-type="string" table:style-name="ce2">
            <text:p>no_po_akse</text:p>
          </table:table-cell>
          <table:table-cell office:value-type="string" table:style-name="ce2">
            <text:p>stok_masuk_aks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00011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" table:style-name="ce1">
            <text:p>69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date" office:date-value="2019-01-01T00:00:00" table:style-name="ce6">
            <text:p>2019-01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86" table:style-name="ce2">
            <text:p>8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88" table:style-name="ce2">
            <text:p>8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90" table:style-name="ce2">
            <text:p>9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4">
            <text:p>4</text:p>
          </table:table-cell>
          <table:table-cell table:number-columns-repeated="16379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92" table:style-name="ce2">
            <text:p>9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3" table:style-name="ce1">
            <text:p>9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9" table:style-name="ce4">
            <text:p>9</text:p>
          </table:table-cell>
          <table:table-cell table:number-columns-repeated="1637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94" table:style-name="ce2">
            <text:p>9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5" table:style-name="ce1">
            <text:p>9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96" table:style-name="ce2">
            <text:p>9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7" table:style-name="ce1">
            <text:p>9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98" table:style-name="ce2">
            <text:p>9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9" table:style-name="ce1">
            <text:p>9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100" table:style-name="ce2">
            <text:p>10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1" table:style-name="ce1">
            <text:p>10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02" table:style-name="ce2">
            <text:p>10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3" table:style-name="ce1">
            <text:p>10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04" table:style-name="ce2">
            <text:p>10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5" table:style-name="ce1">
            <text:p>10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06" table:style-name="ce2">
            <text:p>10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7" table:style-name="ce1">
            <text:p>10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08" table:style-name="ce2">
            <text:p>10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09" table:style-name="ce1">
            <text:p>10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10" table:style-name="ce2">
            <text:p>11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11" table:style-name="ce1">
            <text:p>11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12" table:style-name="ce2">
            <text:p>11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3" table:style-name="ce1">
            <text:p>11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14" table:style-name="ce2">
            <text:p>11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15" table:style-name="ce1">
            <text:p>11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16" table:style-name="ce2">
            <text:p>11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17" table:style-name="ce1">
            <text:p>11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18" table:style-name="ce2">
            <text:p>11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9" table:style-name="ce1">
            <text:p>11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20" table:style-name="ce2">
            <text:p>12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21" table:style-name="ce1">
            <text:p>12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122" table:style-name="ce2">
            <text:p>12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6" table:style-name="ce5">
            <text:p>6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3" table:style-name="ce1">
            <text:p>12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124" table:style-name="ce2">
            <text:p>12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126" table:style-name="ce2">
            <text:p>12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27" table:style-name="ce1">
            <text:p>12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128" table:style-name="ce2">
            <text:p>12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130" table:style-name="ce2">
            <text:p>13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31" table:style-name="ce1">
            <text:p>13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132" table:style-name="ce2">
            <text:p>13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33" table:style-name="ce1">
            <text:p>13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134" table:style-name="ce2">
            <text:p>13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35" table:style-name="ce1">
            <text:p>13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136" table:style-name="ce2">
            <text:p>13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37" table:style-name="ce1">
            <text:p>13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138" table:style-name="ce2">
            <text:p>13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39" table:style-name="ce1">
            <text:p>13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140" table:style-name="ce2">
            <text:p>14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1" table:style-name="ce1">
            <text:p>14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142" table:style-name="ce2">
            <text:p>14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3" table:style-name="ce1">
            <text:p>14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144" table:style-name="ce2">
            <text:p>14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5" table:style-name="ce1">
            <text:p>14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46" table:style-name="ce2">
            <text:p>14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7" table:style-name="ce1">
            <text:p>14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148" table:style-name="ce2">
            <text:p>14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49" table:style-name="ce1">
            <text:p>14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150" table:style-name="ce2">
            <text:p>15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51" table:style-name="ce1">
            <text:p>15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152" table:style-name="ce2">
            <text:p>15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3" table:style-name="ce1">
            <text:p>15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0" table:style-name="ce5">
            <text:p>10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154" table:style-name="ce2">
            <text:p>15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5" table:style-name="ce1">
            <text:p>15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7" table:style-name="ce5">
            <text:p>17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156" table:style-name="ce2">
            <text:p>15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9" table:style-name="ce5">
            <text:p>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57" table:style-name="ce1">
            <text:p>15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58" table:style-name="ce2">
            <text:p>15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9" table:style-name="ce1">
            <text:p>15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60" table:style-name="ce2">
            <text:p>16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1" table:style-name="ce1">
            <text:p>16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162" table:style-name="ce2">
            <text:p>16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3" table:style-name="ce1">
            <text:p>16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164" table:style-name="ce2">
            <text:p>16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5" table:style-name="ce1">
            <text:p>16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166" table:style-name="ce2">
            <text:p>16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67" table:style-name="ce1">
            <text:p>16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68" table:style-name="ce2">
            <text:p>16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69" table:style-name="ce1">
            <text:p>16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170" table:style-name="ce2">
            <text:p>17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71" table:style-name="ce1">
            <text:p>17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172" table:style-name="ce2">
            <text:p>17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73" table:style-name="ce1">
            <text:p>17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1" table:style-name="ce5">
            <text:p>11</text:p>
          </table:table-cell>
          <table:table-cell table:number-columns-repeated="16379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174" table:style-name="ce2">
            <text:p>17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75" table:style-name="ce1">
            <text:p>17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176" table:style-name="ce2">
            <text:p>17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7" table:style-name="ce1">
            <text:p>17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78" table:style-name="ce2">
            <text:p>17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79" table:style-name="ce1">
            <text:p>17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180" table:style-name="ce2">
            <text:p>18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81" table:style-name="ce1">
            <text:p>18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182" table:style-name="ce2">
            <text:p>18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3" table:style-name="ce1">
            <text:p>18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184" table:style-name="ce2">
            <text:p>18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5" table:style-name="ce1">
            <text:p>18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186" table:style-name="ce2">
            <text:p>18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87" table:style-name="ce1">
            <text:p>18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188" table:style-name="ce2">
            <text:p>18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89" table:style-name="ce1">
            <text:p>18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190" table:style-name="ce2">
            <text:p>19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91" table:style-name="ce1">
            <text:p>19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192" table:style-name="ce2">
            <text:p>19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93" table:style-name="ce1">
            <text:p>19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194" table:style-name="ce2">
            <text:p>19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95" table:style-name="ce1">
            <text:p>19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196" table:style-name="ce2">
            <text:p>19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97" table:style-name="ce1">
            <text:p>19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198" table:style-name="ce2">
            <text:p>19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99" table:style-name="ce1">
            <text:p>19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200" table:style-name="ce2">
            <text:p>20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1" table:style-name="ce1">
            <text:p>20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202" table:style-name="ce2">
            <text:p>20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03" table:style-name="ce1">
            <text:p>20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204" table:style-name="ce2">
            <text:p>20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05" table:style-name="ce1">
            <text:p>20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206" table:style-name="ce2">
            <text:p>20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7" table:style-name="ce1">
            <text:p>20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208" table:style-name="ce2">
            <text:p>20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9" table:style-name="ce1">
            <text:p>20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210" table:style-name="ce2">
            <text:p>21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11" table:style-name="ce1">
            <text:p>21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212" table:style-name="ce2">
            <text:p>21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13" table:style-name="ce1">
            <text:p>21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214" table:style-name="ce2">
            <text:p>21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15" table:style-name="ce1">
            <text:p>21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216" table:style-name="ce2">
            <text:p>21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17" table:style-name="ce1">
            <text:p>21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218" table:style-name="ce2">
            <text:p>218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19" table:style-name="ce1">
            <text:p>219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220" table:style-name="ce2">
            <text:p>220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21" table:style-name="ce1">
            <text:p>221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222" table:style-name="ce2">
            <text:p>222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23" table:style-name="ce1">
            <text:p>223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224" table:style-name="ce2">
            <text:p>224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25" table:style-name="ce1">
            <text:p>225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226" table:style-name="ce2">
            <text:p>226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27" table:style-name="ce1">
            <text:p>227</text:p>
          </table:table-cell>
          <table:table-cell office:value-type="date" office:date-value="2019-06-01T00:00:00" table:style-name="ce6">
            <text:p>2019-06-01</text:p>
          </table:table-cell>
          <table:table-cell office:value-type="string" table:style-name="ce1">
            <text:p>Stok Awal 2019</text:p>
          </table:table-cell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number-rows-repeated="10484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year number:style="long"/>
      <number:text>-</number:text>
      <number:month number:style="long"/>
      <number:text>-</number:text>
      <number:day number:style="long"/>
    </number:date-style>
    <style:style style:name="Comm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7.7</meta:initial-creator>
    <dc:creator>mkt_icn</dc:creator>
    <meta:creation-date>2019-06-18T04:07:45Z</meta:creation-date>
    <dc:date>2019-06-18T03:35:31Z</dc:date>
  </office:meta>
</office:document-meta>
</file>